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RGAS AUQUIPUMA, LEONAR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02676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QU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701317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RGAS AUQUIPUMA, LEONARD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902676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525080</text:p>
          </table:table-cell>
          <table:table-cell table:style-name="Tabla2.D3" office:value-type="string">
            <text:p text:style-name="P17">20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6:41:0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